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 Plan (Outline)</text:p>
      <text:p text:style-name="P9"/>
      <text:p text:style-name="P4">Course objectives for different users</text:p>
      <text:p text:style-name="P3"/>
      <text:p text:style-name="P5">Beginner (Basic)</text:p>
      <text:p text:style-name="P11">This user is unfamiliar with GIS. After completing the course, should be able to</text:p>
      <text:list xml:id="list547700231" text:style-name="L1">
        <text:list-item>
          <text:p text:style-name="P14">load features from disparate sources</text:p>
        </text:list-item>
        <text:list-item>
          <text:p text:style-name="P14">create a cloropleth map (custom / classified symbology) with raster backdrop</text:p>
        </text:list-item>
        <text:list-item>
          <text:p text:style-name="P14">create new vector features</text:p>
        </text:list-item>
        <text:list-item>
          <text:p text:style-name="P14">understand the attribute table</text:p>
        </text:list-item>
        <text:list-item>
          <text:p text:style-name="P14">do a basic GIS (raster and vector) analysis</text:p>
        </text:list-item>
        <text:list-item>
          <text:p text:style-name="P14">use the content thus produced in a map layout</text:p>
        </text:list-item>
      </text:list>
      <text:p text:style-name="P11"/>
      <text:p text:style-name="P11">The course product is a basic map project in QGIS and a PDF of said map.</text:p>
      <text:p text:style-name="P6"/>
      <text:p text:style-name="P5">Intermediate (Moderate)</text:p>
      <text:p text:style-name="P11">This user is familiar with GIS, but not QGIS. More comfortable with point-and-click navigation, doesn't want to delve into the "programming" side of things. After course completion, in addition to basic objectives, should be able to</text:p>
      <text:list xml:id="list806495940" text:style-name="L2">
        <text:list-item>
          <text:p text:style-name="P15">do basic analyses with an emphasis on vector analysis, and present the results</text:p>
        </text:list-item>
        <text:list-item>
          <text:p text:style-name="P15">add attributes to an existing layer</text:p>
        </text:list-item>
        <text:list-item>
          <text:p text:style-name="P15">use actions</text:p>
        </text:list-item>
      </text:list>
      <text:p text:style-name="P6"/>
      <text:p text:style-name="P5">Advanced (Hard)</text:p>
      <text:p text:style-name="P11">Is familiar with GIS, SQL, perhaps some Python. After completing the course, in addition to basic and moderate objectives, should be able to</text:p>
      <text:list xml:id="list1539660137" text:style-name="L3">
        <text:list-item>
          <text:p text:style-name="P16">modify qgis options</text:p>
        </text:list-item>
        <text:list-item>
          <text:p text:style-name="P16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6"/>
      <text:p text:style-name="P13">New Content</text:p>
      <text:p text:style-name="P7"/>
      <text:p text:style-name="P7">Day 1: Classification and Mapping</text:p>
      <text:list xml:id="list1344604439" text:style-name="L4">
        <text:list-item>
          <text:p text:style-name="P17">The Interface. (Lays the groundwork for the rest of the course.)</text:p>
        </text:list-item>
      </text:list>
      <text:list xml:id="list997781092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790299345" text:continue-list="list1344604439" text:style-name="L4">
        <text:list-item>
          <text:p text:style-name="P17">Creating a Basic Map. (Have a good-looking map on screen before lunch.)</text:p>
        </text:list-item>
      </text:list>
      <text:list xml:id="list1337582510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429442429" text:continue-list="list790299345" text:style-name="L4">
        <text:list-item>
          <text:p text:style-name="P17">Classifying Vector Data. (Learn about and apply vector classification.)</text:p>
        </text:list-item>
      </text:list>
      <text:list xml:id="list607993018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 (with rule-based rendering for advanced users)</text:p>
        </text:list-item>
      </text:list>
      <text:list xml:id="list1872165225" text:continue-list="list429442429" text:style-name="L4">
        <text:list-item>
          <text:p text:style-name="P17">Map Composer. (Finalize the map's appearance.)</text:p>
        </text:list-item>
      </text:list>
      <text:list xml:id="list31713576" text:style-name="L8">
        <text:list-item>
          <text:p text:style-name="P25">Map composition</text:p>
        </text:list-item>
      </text:list>
      <text:p text:style-name="Standard"/>
      <text:p text:style-name="P2">Assignment:<text:span text:style-name="T4"> Optimize your map for ease of use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list xml:id="list1710627612" text:style-name="L9">
        <text:list-item>
          <text:p text:style-name="P18">Creating Vector Data. (Digitize new data and customize the process.)</text:p>
        </text:list-item>
      </text:list>
      <text:list xml:id="list2030771255" text:style-name="L10">
        <text:list-item>
          <text:p text:style-name="P26">Create own dataset; define attributes; digitize</text:p>
        </text:list-item>
        <text:list-item>
          <text:p text:style-name="P26">Topological editing (polygon dataset)</text:p>
        </text:list-item>
        <text:list-item>
          <text:p text:style-name="P26">Forms (intermediate + advanced)</text:p>
        </text:list-item>
        <text:list-item>
          <text:p text:style-name="P26">Actions</text:p>
        </text:list-item>
      </text:list>
      <text:list xml:id="list1181239451" text:continue-list="list1710627612" text:style-name="L9">
        <text:list-item>
          <text:p text:style-name="P18">Vector Analysis. (Extract new spatial information from vector data using analysis functions.)</text:p>
        </text:list-item>
      </text:list>
      <text:list xml:id="list203160675" text:style-name="L11">
        <text:list-item>
          <text:p text:style-name="P27">Reprojection, data transformation</text:p>
        </text:list-item>
        <text:list-item>
          <text:p text:style-name="P27">Buffers, intersects, generate metrics, etc. (+ notes on GIS analysis)</text:p>
        </text:list-item>
        <text:list-item>
          <text:p text:style-name="P27">Network analysis (?)</text:p>
        </text:list-item>
      </text:list>
      <text:list xml:id="list218478194" text:continue-list="list1181239451" text:style-name="L9">
        <text:list-item>
          <text:p text:style-name="P18">Rasters. (Work with raster data.)</text:p>
        </text:list-item>
      </text:list>
      <text:list xml:id="list1838624904" text:style-name="L12">
        <text:list-item>
          <text:p text:style-name="P28">Data manipulation (mosaic, clip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 (int. + adv.)</text:p>
        </text:list-item>
      </text:list>
      <text:list xml:id="list1767493384" text:continue-list="list218478194" text:style-name="L9">
        <text:list-item>
          <text:p text:style-name="P18">Completing the analysis. (Deliver a GIS product.)</text:p>
        </text:list-item>
      </text:list>
      <text:list xml:id="list1995100096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4"> Using the Map Composer, make a new map representing the results above. Write a short explanatory text to accompany it. Include in this text the criteria that were used in considering a farm for development, as well as explaining your recommendation for which farm to use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208567283" text:style-name="L14">
        <text:list-item>
          <text:p text:style-name="P19">QGIS plugins. (Extend the functionality of QGIS.)</text:p>
        </text:list-item>
      </text:list>
      <text:list xml:id="list385687214" text:style-name="L15">
        <text:list-item>
          <text:p text:style-name="P30">Fetching plugins from repositories</text:p>
        </text:list-item>
        <text:list-item>
          <text:p text:style-name="P30">Activating and using plugins</text:p>
        </text:list-item>
        <text:list-item>
          <text:p text:style-name="P30">Useful plugin examples</text:p>
        </text:list-item>
        <text:list-item>
          <text:p text:style-name="P30"><text:soft-page-break/>Using the Python console (advanced)</text:p>
        </text:list-item>
      </text:list>
      <text:list xml:id="list1571682714" text:continue-list="list208567283" text:style-name="L14">
        <text:list-item>
          <text:p text:style-name="P19">Using online mapping resources. (Make use of online data sources.)</text:p>
        </text:list-item>
      </text:list>
      <text:list xml:id="list1814523164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1393518309" text:continue-list="list1571682714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4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2">Existing Content</text:p>
      <text:p text:style-name="P2"/>
      <text:p text:style-name="P2">Day 4: PostgreSQL</text:p>
      <text:list xml:id="list2051868528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4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1419113577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8"/>
      <text:p text:style-name="P8"><text:span text:style-name="T1">Assignment:</text:span> Create and populate a new geo-enabled table that is logically associated with the rest of this database.</text:p>
      <text:p text:style-name="P8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10T11:20:53</dc:date>
    <dc:creator>Rudi </dc:creator>
    <meta:editing-duration>P2DT1H34M5S</meta:editing-duration>
    <meta:editing-cycles>55</meta:editing-cycles>
    <meta:generator>LibreOffice/3.4$Unix LibreOffice_project/340m1$Build-402</meta:generator>
    <meta:document-statistic meta:table-count="0" meta:image-count="0" meta:object-count="0" meta:page-count="4" meta:paragraph-count="87" meta:word-count="670" meta:character-count="4087" meta:non-whitespace-character-count="3564"/>
  </office:meta>
</office:document-meta>
</file>